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1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3.67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90000" number:language="en" number:country="GB">
      <number:number number:min-integer-digits="1"/>
    </number:number-style>
    <style:style style:name="ce1" style:family="table-cell" style:parent-style-name="Default" style:data-style-name="N900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"/>
        <table:table-column table:style-name="co8" table:default-cell-style-name="Default"/>
        <table:table-row table:style-name="ro1">
          <table:table-cell office:value-type="string">
            <text:p>Associativity</text:p>
          </table:table-cell>
          <table:table-cell office:value-type="string">
            <text:p>CacheUse</text:p>
          </table:table-cell>
          <table:table-cell office:value-type="string">
            <text:p>CacheTime</text:p>
          </table:table-cell>
          <table:table-cell office:value-type="string">
            <text:p>MemUseRead</text:p>
          </table:table-cell>
          <table:table-cell office:value-type="string">
            <text:p>MemUseWrite</text:p>
          </table:table-cell>
          <table:table-cell office:value-type="string">
            <text:p>MemTime</text:p>
          </table:table-cell>
          <table:table-cell office:value-type="string">
            <text:p>VirtUseRead</text:p>
          </table:table-cell>
          <table:table-cell office:value-type="string">
            <text:p>VirtUseWrite</text:p>
          </table:table-cell>
          <table:table-cell office:value-type="string">
            <text:p>VirtTime</text:p>
          </table:table-cell>
          <table:table-cell office:value-type="string">
            <text:p>CacheFault</text:p>
          </table:table-cell>
          <table:table-cell office:value-type="string">
            <text:p>PageFault</text:p>
          </table:table-cell>
          <table:table-cell office:value-type="string">
            <text:p>CacheFoundRatio</text:p>
          </table:table-cell>
          <table:table-cell office:value-type="string">
            <text:p>Compact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245600">
            <text:p>1245600</text:p>
          </table:table-cell>
          <table:table-cell office:value-type="float" office:value="1470880">
            <text:p>1470880</text:p>
          </table:table-cell>
          <table:table-cell office:value-type="float" office:value="27164800">
            <text:p>27164800</text:p>
          </table:table-cell>
          <table:table-cell office:value-type="float" office:value="1417216">
            <text:p>1417216</text:p>
          </table:table-cell>
          <table:table-cell office:value-type="float" office:value="1191936">
            <text:p>1191936</text:p>
          </table:table-cell>
          <table:table-cell office:value-type="float" office:value="260915200">
            <text:p>260915200</text:p>
          </table:table-cell>
          <table:table-cell office:value-type="float" office:value="1677">
            <text:p>1677</text:p>
          </table:table-cell>
          <table:table-cell office:value-type="float" office:value="692">
            <text:p>692</text:p>
          </table:table-cell>
          <table:table-cell office:value-type="float" office:value="0.924336762317271">
            <text:p>0.924336762317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551968">
            <text:p>1551968</text:p>
          </table:table-cell>
          <table:table-cell office:value-type="float" office:value="2018912">
            <text:p>2018912</text:p>
          </table:table-cell>
          <table:table-cell office:value-type="float" office:value="35708800">
            <text:p>35708800</text:p>
          </table:table-cell>
          <table:table-cell office:value-type="float" office:value="1966080">
            <text:p>1966080</text:p>
          </table:table-cell>
          <table:table-cell office:value-type="float" office:value="1499136">
            <text:p>1499136</text:p>
          </table:table-cell>
          <table:table-cell office:value-type="float" office:value="346521600">
            <text:p>346521600</text:p>
          </table:table-cell>
          <table:table-cell office:value-type="float" office:value="1651">
            <text:p>1651</text:p>
          </table:table-cell>
          <table:table-cell office:value-type="float" office:value="960">
            <text:p>960</text:p>
          </table:table-cell>
          <table:table-cell office:value-type="float" office:value="0.925509835769717">
            <text:p>0.925509835769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584768">
            <text:p>1584768</text:p>
          </table:table-cell>
          <table:table-cell office:value-type="float" office:value="2092672">
            <text:p>2092672</text:p>
          </table:table-cell>
          <table:table-cell office:value-type="float" office:value="36774400">
            <text:p>36774400</text:p>
          </table:table-cell>
          <table:table-cell office:value-type="float" office:value="2041856">
            <text:p>2041856</text:p>
          </table:table-cell>
          <table:table-cell office:value-type="float" office:value="1533952">
            <text:p>1533952</text:p>
          </table:table-cell>
          <table:table-cell office:value-type="float" office:value="357580800">
            <text:p>357580800</text:p>
          </table:table-cell>
          <table:table-cell office:value-type="float" office:value="1588">
            <text:p>1588</text:p>
          </table:table-cell>
          <table:table-cell office:value-type="float" office:value="997">
            <text:p>997</text:p>
          </table:table-cell>
          <table:table-cell office:value-type="float" office:value="0.928352282981411">
            <text:p>0.928352282981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384512">
            <text:p>1384512</text:p>
          </table:table-cell>
          <table:table-cell office:value-type="float" office:value="1843264">
            <text:p>1843264</text:p>
          </table:table-cell>
          <table:table-cell office:value-type="float" office:value="32277760">
            <text:p>32277760</text:p>
          </table:table-cell>
          <table:table-cell office:value-type="float" office:value="1796096">
            <text:p>1796096</text:p>
          </table:table-cell>
          <table:table-cell office:value-type="float" office:value="1337344">
            <text:p>1337344</text:p>
          </table:table-cell>
          <table:table-cell office:value-type="float" office:value="313344000">
            <text:p>313344000</text:p>
          </table:table-cell>
          <table:table-cell office:value-type="float" office:value="1474">
            <text:p>1474</text:p>
          </table:table-cell>
          <table:table-cell office:value-type="float" office:value="877">
            <text:p>877</text:p>
          </table:table-cell>
          <table:table-cell office:value-type="float" office:value="0.933495758888287">
            <text:p>0.933495758888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981088">
            <text:p>981088</text:p>
          </table:table-cell>
          <table:table-cell office:value-type="float" office:value="1462368">
            <text:p>1462368</text:p>
          </table:table-cell>
          <table:table-cell office:value-type="float" office:value="24434560">
            <text:p>24434560</text:p>
          </table:table-cell>
          <table:table-cell office:value-type="float" office:value="1421312">
            <text:p>1421312</text:p>
          </table:table-cell>
          <table:table-cell office:value-type="float" office:value="940032">
            <text:p>940032</text:p>
          </table:table-cell>
          <table:table-cell office:value-type="float" office:value="236134400">
            <text:p>236134400</text:p>
          </table:table-cell>
          <table:table-cell office:value-type="float" office:value="1283">
            <text:p>1283</text:p>
          </table:table-cell>
          <table:table-cell office:value-type="float" office:value="694">
            <text:p>694</text:p>
          </table:table-cell>
          <table:table-cell office:value-type="float" office:value="0.94211333694279">
            <text:p>0.94211333694279</text:p>
          </table:table-cell>
          <table:table-cell office:value-type="float" office:value="0">
            <text:p>0</text:p>
          </table:table-cell>
        </table:table-row>
        <table:table-row table:style-name="ro1">
          <table:table-cell>
            <draw:frame table:end-cell-address="Munkalap1.E22" table:end-x="0.016cm" table:end-y="0.352cm" draw:z-index="0" draw:style-name="gr1" svg:width="8.922cm" svg:height="6.999cm" svg:x="0.1cm" svg:y="0.101cm">
              <draw:object draw:notify-on-update-of-ranges="Munkalap1.A1:Munkalap1.A1 Munkalap1.A2:Munkalap1.A6 Munkalap1.L1:Munkalap1.L1 Munkalap1.L2:Munkalap1.L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Munkalap1.H23" table:end-x="2cm" table:end-y="0.185cm" draw:z-index="1" draw:style-name="gr1" svg:width="8cm" svg:height="6.986cm" svg:x="0.665cm" svg:y="0.397cm">
              <draw:object draw:notify-on-update-of-ranges="Munkalap1.A1:Munkalap1.A1 Munkalap1.A2:Munkalap1.A6 Munkalap1.J1:Munkalap1.J1 Munkalap1.J2:Munkalap1.J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Munkalap1.L23" table:end-x="3.473cm" table:end-y="0.159cm" draw:z-index="2" draw:style-name="gr1" svg:width="8cm" svg:height="6.986cm" svg:x="1.513cm" svg:y="0.371cm">
              <draw:object draw:notify-on-update-of-ranges="Munkalap1.A1:Munkalap1.A1 Munkalap1.A2:Munkalap1.A6 Munkalap1.F1:Munkalap1.F1 Munkalap1.F2:Munkalap1.F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>
        <number:embedded-text number:position="2">.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2010.05.10</text:date>, <text:time>00:13:0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10T00:13:08</dc:date>
    <dc:creator>Mr.Zealot </dc:creator>
    <meta:document-statistic meta:table-count="1" meta:cell-count="78" meta:object-count="3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9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90000">
      <style:chart-properties chart:display-label="true" chart:logarithmic="false" chart:minimum="0.9" chart:maximum="0.95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9000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23cm" svg:height="7cm" xlink:href=".." chart:class="chart:bar" chart:style-name="ch1">
        <chart:plot-area chart:style-name="ch2" table:cell-range-address="Munkalap1.A1:Munkalap1.A6 Munkalap1.L1:Munkalap1.L6" chart:data-source-has-labels="both" svg:x="0.155cm" svg:y="0.14cm" svg:width="8.59cm" svg:height="6.781cm">
          <chart:axis chart:dimension="x" chart:name="primary-x" chart:style-name="ch3">
            <chart:title svg:x="3.862cm" svg:y="6.489cm" chart:style-name="ch4">
              <text:p>Asszociativitás</text:p>
            </chart:title>
            <chart:categories table:cell-range-address="Munkalap1.A2:Munkalap1.A6"/>
          </chart:axis>
          <chart:axis chart:dimension="y" chart:name="primary-y" chart:style-name="ch5">
            <chart:title svg:x="0.179cm" svg:y="4.223cm" chart:style-name="ch6">
              <text:p>Találati arány
</text:p>
            </chart:title>
            <chart:grid chart:style-name="ch7" chart:class="major"/>
          </chart:axis>
          <chart:series chart:style-name="ch8" chart:values-cell-range-address="Munkalap1.L2:Munkalap1.L6" chart:label-cell-address="Munkalap1.L1:Munkalap1.L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L1:Munkalap1.L1">CacheFoundRatio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6">1</text:p>
              </table:table-cell>
              <table:table-cell office:value-type="float" office:value="0.924336762317271">
                <text:p text:id="Munkalap1.L2:Munkalap1.L6">0.924336762317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509835769717">
                <text:p>0.92550983576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8352282981411">
                <text:p>0.928352282981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3495758888287">
                <text:p>0.93349575888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11333694279">
                <text:p>0.94211333694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plot-area chart:style-name="ch2" table:cell-range-address="Munkalap1.A1:Munkalap1.A6 Munkalap1.J1:Munkalap1.J6" chart:data-source-has-labels="both" svg:x="0.119cm" svg:y="0.139cm" svg:width="7.722cm" svg:height="6.771cm">
          <chart:axis chart:dimension="x" chart:name="primary-x" chart:style-name="ch3">
            <chart:title svg:x="3.207cm" svg:y="6.477cm" chart:style-name="ch4">
              <text:p>Asszociativitás</text:p>
            </chart:title>
            <chart:categories table:cell-range-address="Munkalap1.A2:Munkalap1.A6"/>
          </chart:axis>
          <chart:axis chart:dimension="y" chart:name="primary-y" chart:style-name="ch5">
            <chart:title svg:x="0.161cm" svg:y="4.151cm" chart:style-name="ch6">
              <text:p>Cache hiány</text:p>
            </chart:title>
            <chart:grid chart:style-name="ch7" chart:class="major"/>
          </chart:axis>
          <chart:series chart:style-name="ch8" chart:values-cell-range-address="Munkalap1.J2:Munkalap1.J6" chart:label-cell-address="Munkalap1.J1:Munkalap1.J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J1:Munkalap1.J1">CacheFault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6">1</text:p>
              </table:table-cell>
              <table:table-cell office:value-type="float" office:value="1677">
                <text:p text:id="Munkalap1.J2:Munkalap1.J6">1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3">
                <text:p>1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plot-area chart:style-name="ch2" table:cell-range-address="Munkalap1.A1:Munkalap1.A6 Munkalap1.F1:Munkalap1.F6" chart:data-source-has-labels="both" svg:x="0.119cm" svg:y="0.139cm" svg:width="7.722cm" svg:height="6.771cm">
          <chart:axis chart:dimension="x" chart:name="primary-x" chart:style-name="ch3">
            <chart:title svg:x="3.207cm" svg:y="6.477cm" chart:style-name="ch4">
              <text:p>Asszociativitás</text:p>
            </chart:title>
            <chart:categories table:cell-range-address="Munkalap1.A2:Munkalap1.A6"/>
          </chart:axis>
          <chart:axis chart:dimension="y" chart:name="primary-y" chart:style-name="ch5">
            <chart:title svg:x="0.161cm" svg:y="5.011cm" chart:style-name="ch6">
              <text:p>Memóriaműveletek ideje</text:p>
            </chart:title>
            <chart:grid chart:style-name="ch7" chart:class="major"/>
          </chart:axis>
          <chart:series chart:style-name="ch8" chart:values-cell-range-address="Munkalap1.F2:Munkalap1.F6" chart:label-cell-address="Munkalap1.F1:Munkalap1.F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F1:Munkalap1.F1">MemTime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6">1</text:p>
              </table:table-cell>
              <table:table-cell office:value-type="float" office:value="27164800">
                <text:p text:id="Munkalap1.F2:Munkalap1.F6">27164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08800">
                <text:p>35708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74400">
                <text:p>36774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77760">
                <text:p>32277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34560">
                <text:p>244345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